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" svg:font-family="'IBM Plex Sans', Robo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paragraph-rsid="001d8f37"/>
    </style:style>
    <style:style style:name="P2" style:family="paragraph" style:parent-style-name="Text_20_body">
      <style:paragraph-properties fo:margin-left="0cm" fo:margin-right="0cm" fo:margin-top="0.132cm" fo:margin-bottom="0.132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.132cm" fo:margin-bottom="0.132cm" style:contextual-spacing="false" fo:orphans="2" fo:widows="2" fo:text-indent="0cm" style:auto-text-indent="false"/>
    </style:style>
    <style:style style:name="P4" style:family="paragraph" style:parent-style-name="Text_20_body" style:list-style-name="L2">
      <style:paragraph-properties fo:orphans="2" fo:widows="2"/>
    </style:style>
    <style:style style:name="P5" style:family="paragraph" style:parent-style-name="Text_20_body" style:list-style-name="L3">
      <style:paragraph-properties fo:margin-top="0cm" fo:margin-bottom="0.499cm" style:contextual-spacing="false" fo:orphans="2" fo:widows="2"/>
    </style:style>
    <style:style style:name="P6" style:family="paragraph" style:parent-style-name="Text_20_body" style:list-style-name="L3">
      <style:paragraph-properties fo:orphans="2" fo:widows="2"/>
    </style:style>
    <style:style style:name="P7" style:family="paragraph" style:parent-style-name="Text_20_body">
      <style:paragraph-properties fo:margin-top="0cm" fo:margin-bottom="0.499cm" style:contextual-spacing="false" fo:orphans="2" fo:widows="2"/>
    </style:style>
    <style:style style:name="P8" style:family="paragraph" style:parent-style-name="Text_20_body">
      <style:paragraph-properties fo:orphans="2" fo:widows="2"/>
    </style:style>
    <style:style style:name="P9" style:family="paragraph" style:parent-style-name="Text_20_body" style:list-style-name="L4">
      <style:paragraph-properties fo:orphans="2" fo:widows="2"/>
    </style:style>
    <style:style style:name="P10" style:family="paragraph" style:parent-style-name="Text_20_body" style:list-style-name="L4">
      <style:paragraph-properties fo:orphans="2" fo:widows="2"/>
      <style:text-properties officeooo:paragraph-rsid="001f522f"/>
    </style:style>
    <style:style style:name="P11" style:family="paragraph" style:parent-style-name="Text_20_body" style:list-style-name="L5">
      <style:paragraph-properties fo:orphans="2" fo:widows="2"/>
    </style:style>
    <style:style style:name="P12" style:family="paragraph" style:parent-style-name="Text_20_body">
      <style:paragraph-properties fo:margin-top="0cm" fo:margin-bottom="0.499cm" style:contextual-spacing="false" fo:orphans="2" fo:widows="2"/>
      <style:text-properties officeooo:paragraph-rsid="001f9327"/>
    </style:style>
    <style:style style:name="P13" style:family="paragraph" style:parent-style-name="Text_20_body" style:list-style-name="L8">
      <style:paragraph-properties fo:orphans="2" fo:widows="2"/>
    </style:style>
    <style:style style:name="P14" style:family="paragraph" style:parent-style-name="Text_20_body" style:list-style-name="L9">
      <style:paragraph-properties fo:orphans="2" fo:widows="2"/>
    </style:style>
    <style:style style:name="P15" style:family="paragraph" style:parent-style-name="Text_20_body" style:list-style-name="L9">
      <style:paragraph-properties fo:margin-top="0cm" fo:margin-bottom="0.499cm" style:contextual-spacing="false" fo:orphans="2" fo:widows="2"/>
    </style:style>
    <style:style style:name="P16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17" style:family="paragraph" style:parent-style-name="Text_20_body" style:list-style-name="L1">
      <style:paragraph-properties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18" style:family="paragraph" style:parent-style-name="Text_20_body" style:list-style-name="L2">
      <style:paragraph-properties fo:margin-top="0cm" fo:margin-bottom="0cm" style:contextual-spacing="false"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19" style:family="paragraph" style:parent-style-name="Text_20_body" style:list-style-name="L2">
      <style:paragraph-properties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20" style:family="paragraph" style:parent-style-name="Text_20_body" style:list-style-name="L2">
      <style:paragraph-properties fo:margin-top="0cm" fo:margin-bottom="0cm" style:contextual-spacing="false" fo:orphans="2" fo:widows="2"/>
      <style:text-properties fo:font-variant="normal" fo:text-transform="none" fo:color="#5d6b79" loext:opacity="100%" style:font-name="IBM Plex Sans" fo:font-size="11.25pt" fo:letter-spacing="normal" fo:font-style="normal" fo:font-weight="normal" officeooo:paragraph-rsid="001d8f37"/>
    </style:style>
    <style:style style:name="P21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22" style:family="paragraph" style:parent-style-name="Text_20_body" style:list-style-name="L3">
      <style:paragraph-properties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23" style:family="paragraph" style:parent-style-name="Text_20_body" style:list-style-name="L4">
      <style:paragraph-properties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24" style:family="paragraph" style:parent-style-name="Text_20_body" style:list-style-name="L4">
      <style:paragraph-properties fo:margin-top="0cm" fo:margin-bottom="0.499cm" style:contextual-spacing="false"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25" style:family="paragraph" style:parent-style-name="Text_20_body" style:list-style-name="L4">
      <style:paragraph-properties fo:orphans="2" fo:widows="2"/>
      <style:text-properties fo:font-variant="normal" fo:text-transform="none" fo:color="#5d6b79" loext:opacity="100%" style:font-name="IBM Plex Sans" fo:font-size="11.25pt" fo:letter-spacing="normal" fo:font-style="normal" fo:font-weight="normal" officeooo:paragraph-rsid="001f522f"/>
    </style:style>
    <style:style style:name="P26" style:family="paragraph" style:parent-style-name="Text_20_body" style:list-style-name="L5">
      <style:paragraph-properties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27" style:family="paragraph" style:parent-style-name="Text_20_body" style:list-style-name="L5">
      <style:paragraph-properties fo:margin-top="0cm" fo:margin-bottom="0.499cm" style:contextual-spacing="false"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28" style:family="paragraph" style:parent-style-name="Text_20_body" style:list-style-name="L5">
      <style:paragraph-properties fo:margin-top="0cm" fo:margin-bottom="0.499cm" style:contextual-spacing="false" fo:orphans="2" fo:widows="2"/>
      <style:text-properties fo:font-variant="normal" fo:text-transform="none" fo:color="#5d6b79" loext:opacity="100%" style:font-name="IBM Plex Sans" fo:font-size="11.25pt" fo:letter-spacing="normal" fo:font-style="normal" fo:font-weight="normal" officeooo:paragraph-rsid="001f9327"/>
    </style:style>
    <style:style style:name="P29" style:family="paragraph" style:parent-style-name="Text_20_body" style:list-style-name="L6">
      <style:paragraph-properties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30" style:family="paragraph" style:parent-style-name="Text_20_body" style:list-style-name="L6">
      <style:paragraph-properties fo:margin-top="0cm" fo:margin-bottom="0.499cm" style:contextual-spacing="false"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31" style:family="paragraph" style:parent-style-name="Text_20_body" style:list-style-name="L7">
      <style:paragraph-properties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32" style:family="paragraph" style:parent-style-name="Text_20_body" style:list-style-name="L7">
      <style:paragraph-properties fo:margin-top="0cm" fo:margin-bottom="0.499cm" style:contextual-spacing="false"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33" style:family="paragraph" style:parent-style-name="Text_20_body" style:list-style-name="L8">
      <style:paragraph-properties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34" style:family="paragraph" style:parent-style-name="Text_20_body" style:list-style-name="L8">
      <style:paragraph-properties fo:margin-top="0cm" fo:margin-bottom="0.499cm" style:contextual-spacing="false"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35" style:family="paragraph" style:parent-style-name="Text_20_body" style:list-style-name="L9">
      <style:paragraph-properties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36" style:family="paragraph" style:parent-style-name="Text_20_body" style:list-style-name="L9">
      <style:paragraph-properties fo:margin-top="0cm" fo:margin-bottom="0.499cm" style:contextual-spacing="false"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37" style:family="paragraph" style:parent-style-name="Text_20_body" style:list-style-name="L10">
      <style:paragraph-properties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38" style:family="paragraph" style:parent-style-name="Text_20_body" style:list-style-name="L10">
      <style:paragraph-properties fo:margin-top="0cm" fo:margin-bottom="0.499cm" style:contextual-spacing="false"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39" style:family="paragraph" style:parent-style-name="Text_20_body">
      <style:paragraph-properties fo:margin-top="0cm" fo:margin-bottom="0.499cm" style:contextual-spacing="false" fo:orphans="2" fo:widows="2"/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P40" style:family="paragraph" style:parent-style-name="Text_20_body">
      <style:paragraph-properties fo:margin-top="0cm" fo:margin-bottom="0.499cm" style:contextual-spacing="false" fo:orphans="2" fo:widows="2"/>
      <style:text-properties fo:font-variant="normal" fo:text-transform="none" fo:color="#5d6b79" loext:opacity="100%" style:font-name="IBM Plex Sans" fo:font-size="11.25pt" fo:letter-spacing="normal" fo:font-style="normal" fo:font-weight="normal" officeooo:paragraph-rsid="001f9327"/>
    </style:style>
    <style:style style:name="P41" style:family="paragraph" style:parent-style-name="Text_20_body" style:list-style-name="L10">
      <style:paragraph-properties fo:orphans="2" fo:widows="2"/>
      <style:text-properties fo:font-variant="normal" fo:text-transform="none" fo:color="#5d6b79" loext:opacity="100%" fo:letter-spacing="normal"/>
    </style:style>
    <style:style style:name="P42" style:family="paragraph" style:parent-style-name="Text_20_body" style:list-style-name="L11">
      <style:text-properties fo:font-variant="normal" fo:text-transform="none" fo:font-style="normal"/>
    </style:style>
    <style:style style:name="P43" style:family="paragraph" style:parent-style-name="Text_20_body" style:list-style-name="L11">
      <style:paragraph-properties fo:margin-top="0cm" fo:margin-bottom="0.499cm" style:contextual-spacing="false"/>
      <style:text-properties fo:font-variant="normal" fo:text-transform="none" fo:font-style="normal"/>
    </style:style>
    <style:style style:name="P44" style:family="paragraph" style:parent-style-name="Text_20_body" style:list-style-name="L12">
      <style:text-properties fo:font-variant="normal" fo:text-transform="none" fo:font-style="normal"/>
    </style:style>
    <style:style style:name="P45" style:family="paragraph" style:parent-style-name="Text_20_body" style:list-style-name="L12">
      <style:paragraph-properties fo:margin-top="0cm" fo:margin-bottom="0.499cm" style:contextual-spacing="false"/>
      <style:text-properties fo:font-variant="normal" fo:text-transform="none" fo:font-style="normal"/>
    </style:style>
    <style:style style:name="P46" style:family="paragraph" style:parent-style-name="Text_20_body" style:list-style-name="L13">
      <style:text-properties fo:font-variant="normal" fo:text-transform="none" fo:font-style="normal"/>
    </style:style>
    <style:style style:name="P47" style:family="paragraph" style:parent-style-name="Text_20_body" style:list-style-name="L13">
      <style:paragraph-properties fo:margin-top="0cm" fo:margin-bottom="0.499cm" style:contextual-spacing="false"/>
      <style:text-properties fo:font-variant="normal" fo:text-transform="none" fo:font-style="normal"/>
    </style:style>
    <style:style style:name="P48" style:family="paragraph" style:parent-style-name="Text_20_body" style:list-style-name="L14">
      <style:text-properties fo:font-variant="normal" fo:text-transform="none" fo:font-style="normal"/>
    </style:style>
    <style:style style:name="P49" style:family="paragraph" style:parent-style-name="Text_20_body" style:list-style-name="L14">
      <style:paragraph-properties fo:margin-top="0cm" fo:margin-bottom="0.499cm" style:contextual-spacing="false"/>
      <style:text-properties fo:font-variant="normal" fo:text-transform="none" fo:font-style="normal"/>
    </style:style>
    <style:style style:name="P50" style:family="paragraph" style:parent-style-name="Text_20_body">
      <style:paragraph-properties fo:margin-left="0cm" fo:margin-right="0cm" fo:margin-top="0.132cm" fo:margin-bottom="0.132cm" style:contextual-spacing="false" fo:text-indent="0cm" style:auto-text-indent="false"/>
      <style:text-properties fo:font-variant="normal" fo:text-transform="none" fo:font-style="normal"/>
    </style:style>
    <style:style style:name="P51" style:family="paragraph" style:parent-style-name="Text_20_body" style:list-style-name="L12"/>
    <style:style style:name="P52" style:family="paragraph" style:parent-style-name="Text_20_body" style:list-style-name="L12">
      <style:paragraph-properties fo:margin-top="0cm" fo:margin-bottom="0.499cm" style:contextual-spacing="false"/>
      <style:text-properties officeooo:paragraph-rsid="00247db0"/>
    </style:style>
    <style:style style:name="P53" style:family="paragraph" style:parent-style-name="Text_20_body" style:list-style-name="L13"/>
    <style:style style:name="P54" style:family="paragraph" style:parent-style-name="Text_20_body" style:list-style-name="L13">
      <style:paragraph-properties fo:margin-top="0cm" fo:margin-bottom="0.499cm" style:contextual-spacing="false"/>
    </style:style>
    <style:style style:name="P55" style:family="paragraph" style:parent-style-name="Text_20_body" style:list-style-name="L14"/>
    <style:style style:name="T1" style:family="text">
      <style:text-properties style:font-name="IBM Plex Sans" fo:font-size="11.25pt" fo:font-style="normal" fo:font-weight="normal"/>
    </style:style>
    <style:style style:name="T2" style:family="text">
      <style:text-properties fo:font-variant="normal" fo:text-transform="none" fo:color="#5d6b79" loext:opacity="100%" style:font-name="IBM Plex Sans" fo:font-size="18pt" fo:letter-spacing="normal" fo:font-style="normal" fo:font-weight="normal"/>
    </style:style>
    <style:style style:name="T3" style:family="text">
      <style:text-properties fo:font-variant="normal" fo:text-transform="none" fo:color="#5d6b79" loext:opacity="100%" style:font-name="IBM Plex Sans" fo:font-size="11.25pt" fo:letter-spacing="normal" fo:font-style="normal" fo:font-weight="normal"/>
    </style:style>
    <style:style style:name="T4" style:family="text">
      <style:text-properties fo:font-variant="normal" fo:text-transform="none" fo:color="#5d6b79" loext:opacity="100%" style:font-name="IBM Plex Sans" fo:font-size="11.2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5d6b79" loext:opacity="100%" style:font-name="IBM Plex Sans" fo:font-size="11.25pt" fo:letter-spacing="normal" fo:font-style="normal" fo:font-weight="bold" officeooo:rsid="001d8f37" style:font-weight-asian="bold" style:font-weight-complex="bold"/>
    </style:style>
    <style:style style:name="T6" style:family="text">
      <style:text-properties fo:font-variant="normal" fo:text-transform="none" fo:color="#5d6b79" loext:opacity="100%" style:font-name="IBM Plex Sans" fo:font-size="11.25pt" fo:letter-spacing="normal" fo:font-style="normal" officeooo:rsid="001ecea4"/>
    </style:style>
    <style:style style:name="T7" style:family="text">
      <style:text-properties fo:font-variant="normal" fo:text-transform="none" fo:color="#770088" loext:opacity="100%" style:text-line-through-style="none" style:text-line-through-type="none" style:font-name="monospace" fo:font-size="9.7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8" style:family="text">
      <style:text-properties fo:font-variant="normal" fo:text-transform="none" fo:color="#770088" loext:opacity="100%" style:font-name="monospace" fo:font-size="9.75pt" fo:letter-spacing="normal" fo:font-style="normal" fo:font-weight="normal"/>
    </style:style>
    <style:style style:name="T9" style:family="text">
      <style:text-properties fo:font-variant="normal" fo:text-transform="none" fo:color="#770088" loext:opacity="100%" style:font-name="monospace" fo:font-size="9.75pt" fo:letter-spacing="normal" fo:font-style="normal" style:text-underline-style="solid" style:text-underline-width="auto" style:text-underline-color="font-color" fo:font-weight="normal" loext:padding-left="0cm" loext:padding-right="0cm" loext:padding-top="0cm" loext:padding-bottom="0.049cm" loext:border-left="none" loext:border-right="none" loext:border-top="none" loext:border-bottom="0.06pt dotted #000000"/>
    </style:style>
    <style:style style:name="T10" style:family="text">
      <style:text-properties fo:font-variant="normal" fo:text-transform="none" fo:color="#444444" loext:opacity="100%" fo:letter-spacing="normal"/>
    </style:style>
    <style:style style:name="T11" style:family="text">
      <style:text-properties fo:font-variant="normal" fo:text-transform="none" fo:color="#444444" loext:opacity="100%" fo:letter-spacing="normal" fo:font-style="normal"/>
    </style:style>
    <style:style style:name="T12" style:family="text">
      <style:text-properties fo:font-variant="normal" fo:text-transform="none" fo:color="#444444" loext:opacity="100%" style:font-name="monospace" fo:font-size="9.75pt" fo:letter-spacing="normal"/>
    </style:style>
    <style:style style:name="T13" style:family="text">
      <style:text-properties fo:font-variant="normal" fo:text-transform="none" fo:color="#444444" loext:opacity="100%" style:font-name="monospace" fo:font-size="9.75pt" fo:letter-spacing="normal" fo:font-style="normal" fo:font-weight="normal"/>
    </style:style>
    <style:style style:name="T14" style:family="text">
      <style:text-properties fo:font-variant="normal" fo:text-transform="none" fo:color="#444444" loext:opacity="100%" style:font-name="monospace" fo:font-size="9.75pt" fo:letter-spacing="normal" fo:font-style="normal" fo:font-weight="normal" officeooo:rsid="0021ddce"/>
    </style:style>
    <style:style style:name="T15" style:family="text">
      <style:text-properties fo:font-variant="normal" fo:text-transform="none" fo:color="#444444" loext:opacity="100%" style:font-name="IBM Plex Sans" fo:font-size="11.25pt" fo:letter-spacing="normal" fo:font-style="normal" fo:font-weight="normal"/>
    </style:style>
    <style:style style:name="T16" style:family="text">
      <style:text-properties fo:font-variant="normal" fo:text-transform="none" fo:color="#ff00ff" loext:opacity="100%" style:font-name="monospace" fo:font-size="9.75pt" fo:letter-spacing="normal" fo:font-style="normal" fo:font-weight="normal"/>
    </style:style>
    <style:style style:name="T17" style:family="text">
      <style:text-properties fo:font-variant="normal" fo:text-transform="none" fo:color="#0055aa" loext:opacity="100%" style:font-name="monospace" fo:font-size="9.75pt" fo:letter-spacing="normal" fo:font-style="normal" fo:font-weight="normal"/>
    </style:style>
    <style:style style:name="T18" style:family="text">
      <style:text-properties fo:font-variant="normal" fo:text-transform="none" fo:color="#116644" loext:opacity="100%" style:font-name="monospace" fo:font-size="9.75pt" fo:letter-spacing="normal" fo:font-style="normal" fo:font-weight="normal"/>
    </style:style>
    <style:style style:name="T19" style:family="text">
      <style:text-properties fo:font-variant="normal" fo:text-transform="none" fo:color="#aa1111" loext:opacity="100%" style:font-name="monospace" fo:font-size="9.75pt" fo:letter-spacing="normal" fo:font-style="normal" fo:font-weight="normal"/>
    </style:style>
    <style:style style:name="T20" style:family="text">
      <style:text-properties fo:font-variant="normal" fo:text-transform="none" fo:font-style="normal"/>
    </style:style>
    <style:style style:name="T21" style:family="text">
      <style:text-properties fo:font-variant="normal" fo:text-transform="none" fo:color="#999977" loext:opacity="100%" style:font-name="monospace" fo:font-size="9.75pt" fo:letter-spacing="normal" fo:font-style="normal" fo:font-weight="normal"/>
    </style:style>
    <style:style style:name="T22" style:family="text">
      <style:text-properties fo:color="#770088" loext:opacity="100%" style:text-line-through-style="none" style:text-line-through-type="none" style:font-name="monospace" fo:font-size="9.75pt" style:text-underline-style="none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23" style:family="text">
      <style:text-properties fo:color="#770088" loext:opacity="100%" style:text-line-through-style="none" style:text-line-through-type="none" style:font-name="monospace" fo:font-size="9.75pt" fo:letter-spacing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24" style:family="text">
      <style:text-properties fo:color="#770088" loext:opacity="100%" style:font-name="monospace" fo:font-size="9.75pt"/>
    </style:style>
    <style:style style:name="T25" style:family="text">
      <style:text-properties fo:color="#770088" loext:opacity="100%" style:font-name="monospace" fo:font-size="9.75pt" style:text-underline-style="solid" style:text-underline-width="auto" style:text-underline-color="font-color" loext:padding-left="0cm" loext:padding-right="0cm" loext:padding-top="0cm" loext:padding-bottom="0.049cm" loext:border-left="none" loext:border-right="none" loext:border-top="none" loext:border-bottom="0.06pt dotted #000000"/>
    </style:style>
    <style:style style:name="T26" style:family="text">
      <style:text-properties fo:color="#770088" loext:opacity="100%" style:font-name="monospace" fo:font-size="9.75pt" fo:letter-spacing="normal" fo:font-weight="normal"/>
    </style:style>
    <style:style style:name="T27" style:family="text">
      <style:text-properties fo:color="#444444" loext:opacity="100%"/>
    </style:style>
    <style:style style:name="T28" style:family="text">
      <style:text-properties fo:color="#444444" loext:opacity="100%" style:font-name="monospace" fo:font-size="9.75pt"/>
    </style:style>
    <style:style style:name="T29" style:family="text">
      <style:text-properties fo:color="#444444" loext:opacity="100%" style:font-name="monospace" fo:font-size="9.75pt" fo:letter-spacing="normal" fo:font-weight="normal"/>
    </style:style>
    <style:style style:name="T30" style:family="text">
      <style:text-properties fo:color="#444444" loext:opacity="100%" fo:letter-spacing="normal"/>
    </style:style>
    <style:style style:name="T31" style:family="text">
      <style:text-properties fo:color="#ff00ff" loext:opacity="100%" style:font-name="monospace" fo:font-size="9.75pt"/>
    </style:style>
    <style:style style:name="T32" style:family="text">
      <style:text-properties fo:color="#ff00ff" loext:opacity="100%" style:font-name="monospace" fo:font-size="9.75pt" fo:letter-spacing="normal" fo:font-weight="normal"/>
    </style:style>
    <style:style style:name="T33" style:family="text">
      <style:text-properties fo:color="#0055aa" loext:opacity="100%" style:font-name="monospace" fo:font-size="9.75pt"/>
    </style:style>
    <style:style style:name="T34" style:family="text">
      <style:text-properties fo:color="#0055aa" loext:opacity="100%" style:font-name="monospace" fo:font-size="9.75pt" fo:letter-spacing="normal" fo:font-weight="normal"/>
    </style:style>
    <style:style style:name="T35" style:family="text">
      <style:text-properties fo:color="#116644" loext:opacity="100%" style:font-name="monospace" fo:font-size="9.75pt"/>
    </style:style>
    <style:style style:name="T36" style:family="text">
      <style:text-properties fo:color="#aa1111" loext:opacity="100%" style:font-name="monospace" fo:font-size="9.75pt"/>
    </style:style>
    <style:style style:name="T37" style:family="text">
      <style:text-properties fo:color="#999977" loext:opacity="100%" style:font-name="monospace" fo:font-size="9.75pt"/>
    </style:style>
    <style:style style:name="T38" style:family="text">
      <style:text-properties fo:color="#008855" loext:opacity="100%" style:font-name="monospace" fo:font-size="9.75pt"/>
    </style:style>
    <style:style style:name="T39" style:family="text">
      <style:text-properties officeooo:rsid="00247db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2">Practical Assessment 3: MySQL Fundamentals</text:span></text:span></text:h>
      <text:p text:style-name="Text_20_body"><text:span text:style-name="Strong_20_Emphasis"><text:span text:style-name="T2"/></text:span></text:p>
      <text:p text:style-name="P3"><text:span text:style-name="Strong_20_Emphasis"><text:span text:style-name="T4">Task 1: Database Creation and Table Creation</text:span></text:span></text:p>
      <text:list xml:id="list243100979" text:style-name="L1">
        <text:list-item>
          <text:p text:style-name="P16">Create a new MySQL database with a unique name.</text:p>
        </text:list-item>
        <text:list-item>
          <text:p text:style-name="P16">Create a table named "users" with the following columns:</text:p>
        </text:list-item>
        <text:list-item>
          <text:p text:style-name="P16">ID (integer, auto-increment, primary key)</text:p>
        </text:list-item>
        <text:list-item>
          <text:p text:style-name="P16">Name (varchar)</text:p>
        </text:list-item>
        <text:list-item>
          <text:p text:style-name="P16">Email (varchar)</text:p>
        </text:list-item>
        <text:list-item>
          <text:p text:style-name="P16">Age (integer)</text:p>
        </text:list-item>
        <text:list-item>
          <text:p text:style-name="P17">Insert at least five rows of sample data into the "users" table.</text:p>
        </text:list-item>
      </text:list>
      <text:p text:style-name="Standard"/>
      <text:p text:style-name="Standard">CREATE TABLE users (</text:p>
      <text:p text:style-name="Standard"><text:s text:c="4"/>ID INT AUTO_INCREMENT PRIMARY KEY,</text:p>
      <text:p text:style-name="Standard"><text:s text:c="4"/>Name VARCHAR(50),</text:p>
      <text:p text:style-name="Standard"><text:s text:c="4"/>Email VARCHAR(100),</text:p>
      <text:p text:style-name="Standard"><text:s text:c="4"/>Age INT</text:p>
      <text:p text:style-name="Standard">);</text:p>
      <text:p text:style-name="Standard"/>
      <text:p text:style-name="Standard">INSERT INTO users (Name, Email, Age) VALUES</text:p>
      <text:p text:style-name="Standard">('Raj', 'raj@example.com', 25),</text:p>
      <text:p text:style-name="Standard">('Abhi', 'abhi@example.com', 28),</text:p>
      <text:p text:style-name="Standard">('Aman', 'aman@example.com', 22),</text:p>
      <text:p text:style-name="Standard">('Manju', 'manju@example.com', 30),</text:p>
      <text:p text:style-name="Standard">('Vijay', 'vijay@example.com', 27);</text:p>
      <text:p text:style-name="Standard"/>
      <text:p text:style-name="P3"><text:span text:style-name="Strong_20_Emphasis"><text:span text:style-name="T5">T</text:span></text:span><text:span text:style-name="Strong_20_Emphasis"><text:span text:style-name="T4">ask 2: Data Retrieval</text:span></text:span></text:p>
      <text:list xml:id="list3994978841" text:style-name="L2">
        <text:list-item>
          <text:p text:style-name="P18">Write a query to retrieve all the records from the "users" table.</text:p>
          <text:p text:style-name="P20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22">SELECT</text:span></text:a><text:span text:style-name="T27"> </text:span><text:span text:style-name="T31">*</text:span><text:span text:style-name="T27"> </text:span><text:span text:style-name="T24">FROM</text:span><text:span text:style-name="T27"> </text:span><text:span text:style-name="T33">`users`</text:span></text:p>
        </text:list-item>
      </text:list>
      <text:p text:style-name="P1"/>
      <text:list xml:id="list161604475909370" text:continue-numbering="true" text:style-name="L2">
        <text:list-item>
          <text:p text:style-name="P18">Write a query to retrieve users with an age greater than or equal to 30.</text:p>
          <text:p text:style-name="P18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22">SELECT</text:span></text:a><text:span text:style-name="T27"> </text:span><text:span text:style-name="T31">*</text:span><text:span text:style-name="T27"> </text:span><text:span text:style-name="T24">FROM</text:span><text:span text:style-name="T27"> </text:span><text:span text:style-name="T33">`users`</text:span><text:span text:style-name="T27"> </text:span><text:span text:style-name="T24">WHERE</text:span><text:span text:style-name="T27"> </text:span><text:span text:style-name="T28">Age</text:span><text:span text:style-name="T31">&gt;</text:span><text:span text:style-name="T35">30</text:span></text:p>
          <text:p text:style-name="P18"><text:span text:style-name="T28"/></text:p>
        </text:list-item>
        <text:list-item>
          <text:p text:style-name="P18">Write a query to retrieve users with a specific email domain (e.g., "@example.com").</text:p>
          <text:p text:style-name="P18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22">SELECT</text:span></text:a><text:span text:style-name="T27"> </text:span><text:span text:style-name="T31">*</text:span><text:span text:style-name="T27"> </text:span><text:span text:style-name="T24">FROM</text:span><text:span text:style-name="T27"> </text:span><text:span text:style-name="T28">users</text:span><text:span text:style-name="T27"> </text:span><text:span text:style-name="T24">WHERE</text:span><text:span text:style-name="T27"> </text:span><text:span text:style-name="T28">Email</text:span><text:span text:style-name="T27"> </text:span><text:a xlink:type="simple" xlink:href="http://localhost/phpmyadmin/url.php?url=https://dev.mysql.com/doc/refman/8.0/en/string-comparison-functions.html%23operator_like" office:target-frame-name="mysql_doc" xlink:show="replace" text:style-name="Internet_20_link" text:visited-style-name="Visited_20_Internet_20_Link"><text:span text:style-name="T22">LIKE</text:span></text:a><text:span text:style-name="T27"> </text:span><text:span text:style-name="T36">'raj@example.com'</text:span><text:span text:style-name="T28">;</text:span></text:p>
        </text:list-item>
      </text:list>
      <text:p text:style-name="P21"><text:s text:c="11"/></text:p>
      <text:list xml:id="list161603315891125" text:continue-numbering="true" text:style-name="L2">
        <text:list-item>
          <text:p text:style-name="P19">Write a query to retrieve the names of users in alphabetical order.</text:p>
          <text:p text:style-name="P4"><text:span text:style-name="T3"><text:s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7">SELECT</text:span></text:a><text:span text:style-name="T10"> </text:span><text:span text:style-name="T13">Name</text:span><text:span text:style-name="T10"> </text:span><text:span text:style-name="T8">FROM</text:span><text:span text:style-name="T10"> </text:span><text:span text:style-name="T13">users</text:span><text:span text:style-name="T10"> </text:span><text:span text:style-name="T8">ORDER</text:span><text:span text:style-name="T10"> </text:span><text:span text:style-name="T8">BY</text:span><text:span text:style-name="T10"> </text:span><text:span text:style-name="T13">Name</text:span><text:span text:style-name="T10"> </text:span><text:span text:style-name="T8">ASC</text:span><text:span text:style-name="T13">;</text:span></text:p>
        </text:list-item>
      </text:list>
      <text:p text:style-name="Standard"/>
      <text:p text:style-name="Standard"/>
      <text:p text:style-name="Standard"/>
      <text:p text:style-name="P3"><text:span text:style-name="Strong_20_Emphasis"><text:span text:style-name="T4">Task 3: Data Manipulation</text:span></text:span></text:p>
      <text:list xml:id="list507780478" text:style-name="L3">
        <text:list-item>
          <text:p text:style-name="P22">Write a query to update the age of a specific user.</text:p>
          <text:p text:style-name="P6"><text:span text:style-name="T3"><text:s text:c="2"/></text:span><text:a xlink:type="simple" xlink:href="http://localhost/phpmyadmin/url.php?url=https://dev.mysql.com/doc/refman/8.0/en/update.html" office:target-frame-name="mysql_doc" xlink:show="replace" text:style-name="Internet_20_link" text:visited-style-name="Visited_20_Internet_20_Link"><text:span text:style-name="T9">UPDATE</text:span></text:a><text:span text:style-name="T10"> </text:span><text:span text:style-name="T17">`users`</text:span><text:span text:style-name="T10"> </text:span><text:a xlink:type="simple" xlink:href="http://localhost/phpmyadmin/url.php?url=https://dev.mysql.com/doc/refman/8.0/en/set.html" office:target-frame-name="mysql_doc" xlink:show="replace" text:style-name="Internet_20_link" text:visited-style-name="Visited_20_Internet_20_Link"><text:span text:style-name="T7">SET</text:span></text:a><text:span text:style-name="T10"> </text:span><text:span text:style-name="T17">`Age`</text:span><text:span text:style-name="T16">=</text:span><text:span text:style-name="T19">'32'</text:span><text:span text:style-name="T10"> </text:span><text:span text:style-name="T8">WHERE</text:span><text:span text:style-name="T10"> </text:span><text:span text:style-name="T13">Name</text:span><text:span text:style-name="T16">=</text:span><text:span text:style-name="T19">"manju"</text:span><text:span text:style-name="T13">;</text:span></text:p>
        </text:list-item>
      </text:list>
      <text:p text:style-name="P8"><text:span text:style-name="T13"/></text:p>
      <text:p text:style-name="P8"><text:span text:style-name="T13"/></text:p>
      <text:list xml:id="list161604050994827" text:continue-numbering="true" text:style-name="L3">
        <text:list-item>
          <text:p text:style-name="P22"><text:soft-page-break/>Write a query to delete a specific user from the "users" table.</text:p>
          <text:p text:style-name="P6"><text:span text:style-name="T3"><text:s/></text:span><text:a xlink:type="simple" xlink:href="http://localhost/phpmyadmin/url.php?url=https://dev.mysql.com/doc/refman/8.0/en/delete.html" office:target-frame-name="mysql_doc" xlink:show="replace" text:style-name="Internet_20_link" text:visited-style-name="Visited_20_Internet_20_Link"><text:span text:style-name="T7">DELETE</text:span></text:a><text:span text:style-name="T10"> </text:span><text:span text:style-name="T8">FROM</text:span><text:span text:style-name="T10"> </text:span><text:span text:style-name="T17">`users`</text:span><text:span text:style-name="T10"> </text:span><text:span text:style-name="T8">WHERE</text:span><text:span text:style-name="T10"> </text:span><text:span text:style-name="T13">name</text:span><text:span text:style-name="T16">=</text:span><text:span text:style-name="T10"> </text:span><text:span text:style-name="T19">"vijay"</text:span><text:span text:style-name="T13">;</text:span></text:p>
          <text:p text:style-name="P22"><text:s/></text:p>
        </text:list-item>
        <text:list-item>
          <text:p text:style-name="P5"><text:span text:style-name="T3">Write a query to insert a new user into the "users" table.</text:span></text:p>
          <text:p text:style-name="P5"><text:span text:style-name="T3"><text:s text:c="5"/></text:span><text:a xlink:type="simple" xlink:href="http://localhost/phpmyadmin/url.php?url=https://dev.mysql.com/doc/refman/8.0/en/insert.html" office:target-frame-name="mysql_doc" xlink:show="replace" text:style-name="Internet_20_link" text:visited-style-name="Visited_20_Internet_20_Link"><text:span text:style-name="T7">INSERT</text:span></text:a><text:span text:style-name="T15"> </text:span><text:span text:style-name="T8">into</text:span><text:span text:style-name="T15"> </text:span><text:span text:style-name="T13">users</text:span><text:span text:style-name="T21">(</text:span><text:span text:style-name="T13">Name,Email,Age</text:span><text:span text:style-name="T21">)</text:span><text:a xlink:type="simple" xlink:href="http://localhost/phpmyadmin/url.php?url=https://dev.mysql.com/doc/refman/8.0/en/miscellaneous-functions.html%23function_values" office:target-frame-name="mysql_doc" xlink:show="replace" text:style-name="Internet_20_link" text:visited-style-name="Visited_20_Internet_20_Link"><text:span text:style-name="T7">VALUES</text:span></text:a><text:span text:style-name="T21">(</text:span><text:span text:style-name="T19">'vijay'</text:span><text:span text:style-name="T13">,</text:span><text:span text:style-name="T19">'vijay@gmail.com'</text:span><text:span text:style-name="T13">,</text:span><text:span text:style-name="T15"> </text:span><text:span text:style-name="T18">34</text:span><text:span text:style-name="T21">)</text:span><text:span text:style-name="T13">;</text:span></text:p>
        </text:list-item>
      </text:list>
      <text:p text:style-name="P7"><text:span text:style-name="Strong_20_Emphasis"><text:span text:style-name="T4">Task 4: Data Aggregation and Sorting</text:span></text:span></text:p>
      <text:list xml:id="list1074703401" text:style-name="L4">
        <text:list-item>
          <text:p text:style-name="P23">Write a query to calculate the average age of all users.</text:p>
          <text:p text:style-name="P10"><text:span text:style-name="T3"><text:s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7">SELECT</text:span></text:a><text:span text:style-name="T10"> </text:span><text:a xlink:type="simple" xlink:href="http://localhost/phpmyadmin/url.php?url=https://dev.mysql.com/doc/refman/8.0/en/aggregate-functions.html%23function_avg" office:target-frame-name="mysql_doc" xlink:show="replace" text:style-name="Internet_20_link" text:visited-style-name="Visited_20_Internet_20_Link"><text:span text:style-name="T7">AVG</text:span></text:a><text:span text:style-name="T21">(</text:span><text:span text:style-name="T13">Age</text:span><text:span text:style-name="T21">)</text:span><text:span text:style-name="T10"> </text:span><text:span text:style-name="T8">AS</text:span><text:span text:style-name="T10"> </text:span><text:span text:style-name="T13">Average_Age</text:span><text:span text:style-name="T10"> </text:span><text:span text:style-name="T8">FROM</text:span><text:span text:style-name="T10"> </text:span><text:span text:style-name="T13">users;</text:span></text:p>
          <text:p text:style-name="P25"><text:s text:c="3"/></text:p>
        </text:list-item>
        <text:list-item>
          <text:p text:style-name="P23">Write a query to count the number of users in the "users" table.</text:p>
          <text:p text:style-name="P9"><text:span text:style-name="T3"><text:s text:c="2"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7">SELECT</text:span></text:a><text:span text:style-name="T10"> </text:span><text:a xlink:type="simple" xlink:href="http://localhost/phpmyadmin/url.php?url=https://dev.mysql.com/doc/refman/8.0/en/aggregate-functions.html%23function_count" office:target-frame-name="mysql_doc" xlink:show="replace" text:style-name="Internet_20_link" text:visited-style-name="Visited_20_Internet_20_Link"><text:span text:style-name="T7">COUNT</text:span></text:a><text:span text:style-name="T21">(</text:span><text:span text:style-name="T13">ID</text:span><text:span text:style-name="T21">)</text:span><text:span text:style-name="T10"> </text:span><text:span text:style-name="T8">FROM</text:span><text:span text:style-name="T10"> </text:span><text:span text:style-name="T13">users;</text:span></text:p>
        </text:list-item>
        <text:list-item>
          <text:p text:style-name="P24">Write a query to retrieve the oldest user from the "users" table.</text:p>
          <text:p text:style-name="P24"><text:s text:c="3"/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25">SELECT</text:span></text:a><text:span text:style-name="T27"> </text:span><text:span text:style-name="T31">*</text:span><text:span text:style-name="T27"> </text:span><text:span text:style-name="T24">FROM</text:span><text:span text:style-name="T27"> </text:span><text:span text:style-name="T28">users</text:span><text:span text:style-name="T27"> </text:span><text:span text:style-name="T24">WHERE</text:span><text:span text:style-name="T27"> </text:span><text:span text:style-name="T28">Age</text:span><text:span text:style-name="T27"> </text:span><text:span text:style-name="T31">=</text:span><text:span text:style-name="T27"> </text:span><text:span text:style-name="T37">(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22">SELECT</text:span></text:a><text:span text:style-name="T27"> </text:span><text:a xlink:type="simple" xlink:href="http://localhost/phpmyadmin/url.php?url=https://dev.mysql.com/doc/refman/8.0/en/aggregate-functions.html%23function_max" office:target-frame-name="mysql_doc" xlink:show="replace" text:style-name="Internet_20_link" text:visited-style-name="Visited_20_Internet_20_Link"><text:span text:style-name="T22">MAX</text:span></text:a><text:span text:style-name="T37">(</text:span><text:span text:style-name="T28">Age</text:span><text:span text:style-name="T37">)</text:span><text:span text:style-name="T27"> </text:span><text:span text:style-name="T24">FROM</text:span><text:span text:style-name="T27"> </text:span><text:span text:style-name="T28">users</text:span><text:span text:style-name="T37">)</text:span><text:span text:style-name="T28">;</text:span></text:p>
        </text:list-item>
      </text:list>
      <text:p text:style-name="P3"><text:span text:style-name="Strong_20_Emphasis"><text:span text:style-name="T4">Task 5: Joining Tables</text:span></text:span></text:p>
      <text:list xml:id="list503338176" text:style-name="L5">
        <text:list-item>
          <text:p text:style-name="P11"><text:span text:style-name="T3">Create a new table named "orders" with the following columns:</text:span></text:p>
        </text:list-item>
        <text:list-item>
          <text:p text:style-name="P26">OrderID (integer, auto-increment, primary key)</text:p>
        </text:list-item>
        <text:list-item>
          <text:p text:style-name="P26">UserID (integer, foreign key referencing the "users" table)</text:p>
        </text:list-item>
        <text:list-item>
          <text:p text:style-name="P26">OrderDate (date)</text:p>
        </text:list-item>
        <text:list-item>
          <text:p text:style-name="P26">Insert at least five rows of sample data into the "orders" table.</text:p>
        </text:list-item>
        <text:list-item>
          <text:p text:style-name="P27">Write a query to retrieve the order details along with the corresponding user information (name and email)</text:p>
          <text:p text:style-name="P28"><text:s/><text:a xlink:type="simple" xlink:href="http://localhost/phpmyadmin/url.php?url=https://dev.mysql.com/doc/refman/8.0/en/create-table.html" office:target-frame-name="mysql_doc" xlink:show="replace" text:style-name="Internet_20_link" text:visited-style-name="Visited_20_Internet_20_Link"><text:span text:style-name="T22">CREATE</text:span></text:a><text:span text:style-name="T27"> </text:span><text:a xlink:type="simple" xlink:href="http://localhost/phpmyadmin/url.php?url=https://dev.mysql.com/doc/refman/8.0/en/create-table.html" office:target-frame-name="mysql_doc" xlink:show="replace" text:style-name="Internet_20_link" text:visited-style-name="Visited_20_Internet_20_Link"><text:span text:style-name="T22">TABLE</text:span></text:a><text:span text:style-name="T27"> </text:span><text:span text:style-name="T28">orders</text:span><text:span text:style-name="T27"> </text:span><text:span text:style-name="T37">(</text:span><text:span text:style-name="T27"> </text:span><text:span text:style-name="T28">orderid</text:span><text:span text:style-name="T27"> </text:span><text:span text:style-name="T38">INT</text:span><text:span text:style-name="T27"> </text:span><text:span text:style-name="T24">AUTO_INCREMENT</text:span><text:span text:style-name="T27"> </text:span><text:span text:style-name="T24">PRIMARY</text:span><text:span text:style-name="T27"> </text:span><text:span text:style-name="T24">KEY</text:span><text:span text:style-name="T28">,</text:span><text:span text:style-name="T27"> </text:span><text:span text:style-name="T28">userid</text:span><text:span text:style-name="T27"> </text:span><text:span text:style-name="T38">INT</text:span><text:span text:style-name="T28">,</text:span><text:span text:style-name="T27"> </text:span><text:span text:style-name="T28">orderdate</text:span><text:span text:style-name="T27"> </text:span><text:span text:style-name="T38">DATE</text:span><text:span text:style-name="T28">,</text:span><text:span text:style-name="T27"> </text:span><text:span text:style-name="T24">FOREIGN</text:span><text:span text:style-name="T27"> </text:span><text:span text:style-name="T24">KEY</text:span><text:span text:style-name="T27"> </text:span><text:span text:style-name="T37">(</text:span><text:span text:style-name="T28">userid</text:span><text:span text:style-name="T37">)</text:span><text:span text:style-name="T27"> </text:span><text:span text:style-name="T24">REFERENCES</text:span><text:span text:style-name="T27"> </text:span><text:span text:style-name="T28">users</text:span><text:span text:style-name="T37">(</text:span><text:span text:style-name="T28">ID</text:span><text:span text:style-name="T37">)</text:span><text:span text:style-name="T27"> </text:span><text:span text:style-name="T37">)</text:span><text:span text:style-name="T28">;</text:span></text:p>
        </text:list-item>
      </text:list>
      <text:p text:style-name="P12"><text:span text:style-name="T13"><text:s text:c="7"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7">SELECT</text:span></text:a><text:span text:style-name="T12"> </text:span><text:span text:style-name="T16">*</text:span><text:span text:style-name="T12"> </text:span><text:span text:style-name="T8">FROM</text:span><text:span text:style-name="T12"> </text:span><text:span text:style-name="T13">users</text:span><text:span text:style-name="T12"> </text:span><text:span text:style-name="T13">u,</text:span><text:span text:style-name="T12"> </text:span><text:span text:style-name="T13">orders</text:span><text:span text:style-name="T12"> </text:span><text:span text:style-name="T13">o</text:span><text:span text:style-name="T12"> </text:span><text:span text:style-name="T8">WHERE</text:span><text:span text:style-name="T12"> </text:span><text:span text:style-name="T13">u</text:span><text:span text:style-name="T17">.ID</text:span><text:span text:style-name="T16">=</text:span><text:span text:style-name="T13">o</text:span><text:span text:style-name="T17">.userid</text:span><text:span text:style-name="T13">;</text:span></text:p>
      <text:p text:style-name="P40"><text:span text:style-name="T28"/></text:p>
      <text:p text:style-name="P7"><text:span text:style-name="Strong_20_Emphasis">T</text:span><text:span text:style-name="Strong_20_Emphasis"><text:span text:style-name="T4">ask 6: Data Backup and Restore</text:span></text:span></text:p>
      <text:list xml:id="list4070449531" text:style-name="L6">
        <text:list-item>
          <text:p text:style-name="P29">Export the database schema and data into a SQL dump file.</text:p>
        </text:list-item>
        <text:list-item>
          <text:p text:style-name="P29">Drop the database and recreate it.</text:p>
        </text:list-item>
        <text:list-item>
          <text:p text:style-name="P30">Restore the database using the SQL dump file.</text:p>
        </text:list-item>
      </text:list>
      <text:p text:style-name="P3"><text:span text:style-name="Strong_20_Emphasis"><text:span text:style-name="T4">Task 7: Data Security and Privileges</text:span></text:span></text:p>
      <text:list xml:id="list3214197668" text:style-name="L7">
        <text:list-item>
          <text:p text:style-name="P31">Create a new MySQL user with limited privileges to access only the "users" table.</text:p>
        </text:list-item>
        <text:list-item>
          <text:p text:style-name="P32">Test the new user's access by performing select, insert, update, and delete operations on the "users" table.</text:p>
        </text:list-item>
      </text:list>
      <text:p text:style-name="P39"/>
      <text:p text:style-name="P3"><text:soft-page-break/><text:span text:style-name="Strong_20_Emphasis"><text:span text:style-name="T4">Task 8: Data Constraints and Validation</text:span></text:span></text:p>
      <text:list xml:id="list3537729037" text:style-name="L8">
        <text:list-item>
          <text:p text:style-name="P33">Alter the "users" table to add a constraint that ensures the age column cannot have a negative value.</text:p>
          <text:p text:style-name="P13"><text:span text:style-name="T3"><text:s text:c="2"/></text:span><text:a xlink:type="simple" xlink:href="http://localhost/phpmyadmin/url.php?url=https://dev.mysql.com/doc/refman/8.0/en/alter-table.html" office:target-frame-name="mysql_doc" xlink:show="replace" text:style-name="Internet_20_link" text:visited-style-name="Visited_20_Internet_20_Link"><text:span text:style-name="T7">ALTER</text:span></text:a><text:span text:style-name="T10"> </text:span><text:a xlink:type="simple" xlink:href="http://localhost/phpmyadmin/url.php?url=https://dev.mysql.com/doc/refman/8.0/en/alter-table.html" office:target-frame-name="mysql_doc" xlink:show="replace" text:style-name="Internet_20_link" text:visited-style-name="Visited_20_Internet_20_Link"><text:span text:style-name="T7">TABLE</text:span></text:a><text:span text:style-name="T10"> </text:span><text:span text:style-name="T13">users</text:span><text:span text:style-name="T10"> </text:span><text:span text:style-name="T8">ADD</text:span><text:span text:style-name="T10"> </text:span><text:span text:style-name="T8">CONSTRAINT</text:span><text:span text:style-name="T10"> </text:span><text:span text:style-name="T13">c</text:span><text:span text:style-name="T14">hec </text:span><text:span text:style-name="T10"> </text:span><text:span text:style-name="T8">CHECK</text:span><text:span text:style-name="T10"> </text:span><text:span text:style-name="T21">(</text:span><text:span text:style-name="T13">age</text:span><text:span text:style-name="T10"> </text:span><text:span text:style-name="T16">&gt;=</text:span><text:span text:style-name="T10"> </text:span><text:span text:style-name="T18">0</text:span><text:span text:style-name="T21">)</text:span><text:span text:style-name="T13">;</text:span></text:p>
          <text:p text:style-name="P13"><text:span text:style-name="T13"/></text:p>
        </text:list-item>
        <text:list-item>
          <text:p text:style-name="P34">Attempt to insert a row with a negative age value and verify that the constraint prevents the insertion.</text:p>
        </text:list-item>
      </text:list>
      <text:p text:style-name="P3"><text:span text:style-name="Strong_20_Emphasis"><text:span text:style-name="T4">Task 9: Data Filtering and Conditional Retrieval</text:span></text:span></text:p>
      <text:list xml:id="list170200201" text:style-name="L9">
        <text:list-item>
          <text:p text:style-name="P35">Write a query to retrieve users whose names start with the letter "J".</text:p>
          <text:p text:style-name="P14"><text:span text:style-name="T3"><text:s text:c="2"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7">SELECT</text:span></text:a><text:span text:style-name="T10"> </text:span><text:span text:style-name="T16">*</text:span><text:span text:style-name="T10"> </text:span><text:span text:style-name="T8">FROM</text:span><text:span text:style-name="T10"> </text:span><text:span text:style-name="T17">`users`</text:span><text:span text:style-name="T10"> </text:span><text:span text:style-name="T8">WHERE</text:span><text:span text:style-name="T10"> </text:span><text:span text:style-name="T13">Name</text:span><text:span text:style-name="T10"> </text:span><text:a xlink:type="simple" xlink:href="http://localhost/phpmyadmin/url.php?url=https://dev.mysql.com/doc/refman/8.0/en/string-comparison-functions.html%23operator_like" office:target-frame-name="mysql_doc" xlink:show="replace" text:style-name="Internet_20_link" text:visited-style-name="Visited_20_Internet_20_Link"><text:span text:style-name="T7">LIKE</text:span></text:a><text:span text:style-name="T10"> </text:span><text:span text:style-name="T19">'J%'</text:span><text:span text:style-name="T13">;</text:span></text:p>
          <text:p text:style-name="P14"><text:span text:style-name="T13"/></text:p>
        </text:list-item>
        <text:list-item>
          <text:p text:style-name="P36">Write a query to retrieve users who are older than 40 and have a Gmail email address.</text:p>
          <text:p text:style-name="P15"><text:span text:style-name="T3"><text:s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7">SELECT</text:span></text:a><text:span text:style-name="T10"> </text:span><text:span text:style-name="T16">*</text:span><text:span text:style-name="T10"> </text:span><text:span text:style-name="T8">FROM</text:span><text:span text:style-name="T10"> </text:span><text:span text:style-name="T13">users</text:span><text:span text:style-name="T10"> </text:span><text:span text:style-name="T8">where</text:span><text:span text:style-name="T10"> </text:span><text:span text:style-name="T13">Age</text:span><text:span text:style-name="T16">&gt;</text:span><text:span text:style-name="T18">40</text:span><text:span text:style-name="T10"> </text:span><text:a xlink:type="simple" xlink:href="http://localhost/phpmyadmin/url.php?url=https://dev.mysql.com/doc/refman/8.0/en/logical-operators.html%23operator_and" office:target-frame-name="mysql_doc" xlink:show="replace" text:style-name="Internet_20_link" text:visited-style-name="Visited_20_Internet_20_Link"><text:span text:style-name="T7">AND</text:span></text:a><text:span text:style-name="T10"> </text:span><text:span text:style-name="T13">Email</text:span><text:span text:style-name="T10"> </text:span><text:a xlink:type="simple" xlink:href="http://localhost/phpmyadmin/url.php?url=https://dev.mysql.com/doc/refman/8.0/en/comparison-operators.html%23function_in" office:target-frame-name="mysql_doc" xlink:show="replace" text:style-name="Internet_20_link" text:visited-style-name="Visited_20_Internet_20_Link"><text:span text:style-name="T7">IN</text:span></text:a><text:span text:style-name="T10"> </text:span><text:span text:style-name="T21">(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7">SELECT</text:span></text:a><text:span text:style-name="T10"> </text:span><text:span text:style-name="T13">Email</text:span><text:span text:style-name="T10"> </text:span><text:span text:style-name="T8">FROM</text:span><text:span text:style-name="T10"> </text:span><text:span text:style-name="T13">users</text:span><text:span text:style-name="T21">)</text:span><text:span text:style-name="T13">;</text:span></text:p>
        </text:list-item>
      </text:list>
      <text:p text:style-name="P3"><text:span text:style-name="Strong_20_Emphasis"><text:span text:style-name="T4">Task 10: Database Setup</text:span></text:span></text:p>
      <text:list xml:id="list286340152" text:style-name="L10">
        <text:list-item>
          <text:p text:style-name="P37">Create two tables: "users" and "posts".</text:p>
        </text:list-item>
        <text:list-item>
          <text:p text:style-name="P37">The "users" table should have the following columns:</text:p>
        </text:list-item>
        <text:list-item>
          <text:p text:style-name="P37">ID (integer, auto-increment, primary key)</text:p>
        </text:list-item>
        <text:list-item>
          <text:p text:style-name="P37">Name (varchar)</text:p>
        </text:list-item>
        <text:list-item>
          <text:p text:style-name="P37">Email (varchar)</text:p>
        </text:list-item>
        <text:list-item>
          <text:p text:style-name="P41"> <text:span text:style-name="T1">The "posts" table should have the following columns:</text:span></text:p>
        </text:list-item>
        <text:list-item>
          <text:p text:style-name="P37">ID (integer, auto-increment, primary key)</text:p>
        </text:list-item>
        <text:list-item>
          <text:p text:style-name="P37">Title (varchar)</text:p>
        </text:list-item>
        <text:list-item>
          <text:p text:style-name="P37">Content (text)</text:p>
        </text:list-item>
        <text:list-item>
          <text:p text:style-name="P38">User ID (integer, foreign key referencing the "users" table)</text:p>
          <text:p text:style-name="P38"><text:a xlink:type="simple" xlink:href="http://localhost/phpmyadmin/url.php?url=https://dev.mysql.com/doc/refman/8.0/en/create-table.html" office:target-frame-name="mysql_doc" xlink:show="replace" text:style-name="Internet_20_link" text:visited-style-name="Visited_20_Internet_20_Link"><text:span text:style-name="T22">CREATE</text:span></text:a><text:span text:style-name="T27"> </text:span><text:a xlink:type="simple" xlink:href="http://localhost/phpmyadmin/url.php?url=https://dev.mysql.com/doc/refman/8.0/en/create-table.html" office:target-frame-name="mysql_doc" xlink:show="replace" text:style-name="Internet_20_link" text:visited-style-name="Visited_20_Internet_20_Link"><text:span text:style-name="T22">TABLE</text:span></text:a><text:span text:style-name="T27"> </text:span><text:span text:style-name="T28">posts</text:span><text:span text:style-name="T37">(</text:span><text:span text:style-name="T28">ID</text:span><text:span text:style-name="T27"> </text:span><text:span text:style-name="T38">int</text:span><text:span text:style-name="T27"> </text:span><text:span text:style-name="T24">AUTO_INCREMENT</text:span><text:span text:style-name="T27"> </text:span><text:span text:style-name="T24">PRIMARY</text:span><text:span text:style-name="T27"> </text:span><text:span text:style-name="T24">KEY</text:span><text:span text:style-name="T28">,Title</text:span><text:span text:style-name="T27"> </text:span><text:span text:style-name="T38">varchar</text:span><text:span text:style-name="T37">(</text:span><text:span text:style-name="T35">50</text:span><text:span text:style-name="T37">)</text:span><text:span text:style-name="T28">,</text:span><text:span text:style-name="T27"> </text:span><text:span text:style-name="T28">Content</text:span><text:span text:style-name="T27"> </text:span><text:span text:style-name="T38">text</text:span><text:span text:style-name="T28">,</text:span><text:span text:style-name="T27"> </text:span><text:span text:style-name="T28">userid</text:span><text:span text:style-name="T27"> </text:span><text:span text:style-name="T38">int</text:span><text:span text:style-name="T28">,</text:span><text:span text:style-name="T27"> </text:span><text:span text:style-name="T24">FOREIGN</text:span><text:span text:style-name="T27"> </text:span><text:span text:style-name="T24">KEY</text:span><text:span text:style-name="T37">(</text:span><text:span text:style-name="T28">userid</text:span><text:span text:style-name="T37">)</text:span><text:span text:style-name="T27"> </text:span><text:span text:style-name="T24">REFERENCES</text:span><text:span text:style-name="T27"> </text:span><text:span text:style-name="T28">users</text:span><text:span text:style-name="T37">(</text:span><text:span text:style-name="T28">ID</text:span><text:span text:style-name="T37">))</text:span><text:span text:style-name="T28">;</text:span></text:p>
          <text:p text:style-name="P38"><text:span text:style-name="T28"/></text:p>
        </text:list-item>
      </text:list>
      <text:p text:style-name="P7"><text:span text:style-name="Strong_20_Emphasis"><text:span text:style-name="T20">Task 11: Data Insertion</text:span></text:span></text:p>
      <text:list xml:id="list1269412247" text:style-name="L11">
        <text:list-item>
          <text:p text:style-name="P42">Insert at least three users into the "users" table.</text:p>
        </text:list-item>
        <text:list-item>
          <text:p text:style-name="P43">Insert at least five posts into the "posts" table, assigning each post to a specific user using the User ID column.</text:p>
        </text:list-item>
      </text:list>
      <text:p text:style-name="P2"><text:span text:style-name="Strong_20_Emphasis"><text:span text:style-name="T20">Task 12: Data Retrieval</text:span></text:span></text:p>
      <text:p text:style-name="P2"><text:span text:style-name="Strong_20_Emphasis"><text:span text:style-name="T20"/></text:span></text:p>
      <text:list xml:id="list888848227" text:style-name="L12">
        <text:list-item>
          <text:p text:style-name="P44">Write a query to retrieve all posts along with the corresponding user information (name and email).</text:p>
          <text:p text:style-name="P44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23">SELECT</text:span></text:a><text:span text:style-name="T30"> </text:span><text:span text:style-name="T29">Name,</text:span><text:span text:style-name="T30"> </text:span><text:span text:style-name="T29">Email,Title,</text:span><text:span text:style-name="T30"> </text:span><text:span text:style-name="T29">Content</text:span><text:span text:style-name="T30"> </text:span><text:span text:style-name="T26">FROM</text:span><text:span text:style-name="T30"> </text:span><text:span text:style-name="T29">users</text:span><text:span text:style-name="T30"> </text:span><text:span text:style-name="T29">u,posts</text:span><text:span text:style-name="T30"> </text:span><text:span text:style-name="T29">p</text:span><text:span text:style-name="T30"> </text:span><text:span text:style-name="T26">where</text:span><text:span text:style-name="T30"> </text:span><text:span text:style-name="T29">u</text:span><text:span text:style-name="T34">.ID</text:span><text:span text:style-name="T32">=</text:span><text:span text:style-name="T29">p</text:span><text:span text:style-name="T34">.userid</text:span><text:span text:style-name="T29">;</text:span></text:p>
          <text:p text:style-name="P44"><text:span text:style-name="T29"/></text:p>
        </text:list-item>
        <text:list-item>
          <text:p text:style-name="P44"><text:soft-page-break/>Write a query to retrieve all posts for a specific user, given their user ID.</text:p>
          <text:p text:style-name="P51"><text:span text:style-name="T20"><text:s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7">SELECT</text:span></text:a><text:span text:style-name="T10"> </text:span><text:span text:style-name="T13">Name,</text:span><text:span text:style-name="T10"> </text:span><text:span text:style-name="T13">Email,Title,</text:span><text:span text:style-name="T10"> </text:span><text:span text:style-name="T13">Content</text:span><text:span text:style-name="T10"> </text:span><text:span text:style-name="T8">FROM</text:span><text:span text:style-name="T10"> </text:span><text:span text:style-name="T13">users</text:span><text:span text:style-name="T10"> </text:span><text:span text:style-name="T13">u,posts</text:span><text:span text:style-name="T10"> </text:span><text:span text:style-name="T13">p</text:span><text:span text:style-name="T10"> </text:span><text:span text:style-name="T8">where</text:span><text:span text:style-name="T10"> </text:span><text:span text:style-name="T13">u</text:span><text:span text:style-name="T17">.ID</text:span><text:span text:style-name="T16">=</text:span><text:span text:style-name="T13">p</text:span><text:span text:style-name="T17">.userid</text:span><text:span text:style-name="T10"> </text:span><text:a xlink:type="simple" xlink:href="http://localhost/phpmyadmin/url.php?url=https://dev.mysql.com/doc/refman/8.0/en/logical-operators.html%23operator_and" office:target-frame-name="mysql_doc" xlink:show="replace" text:style-name="Internet_20_link" text:visited-style-name="Visited_20_Internet_20_Link"><text:span text:style-name="T7">and</text:span></text:a><text:span text:style-name="T10"> </text:span><text:span text:style-name="T13">u</text:span><text:span text:style-name="T17">.ID</text:span><text:span text:style-name="T16">=</text:span><text:span text:style-name="T18">1</text:span><text:span text:style-name="T13">;</text:span></text:p>
          <text:p text:style-name="P44"/>
        </text:list-item>
        <text:list-item>
          <text:p text:style-name="P45">Write a query to retrieve the user(s) who have the most posts.</text:p>
          <text:p text:style-name="P52"><text:span text:style-name="T20"><text:s/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7">SELECT</text:span></text:a><text:span text:style-name="T10"> </text:span><text:span text:style-name="T13">u</text:span><text:span text:style-name="T17">.ID</text:span><text:span text:style-name="T13">,</text:span><text:span text:style-name="T10"> </text:span><text:span text:style-name="T13">u</text:span><text:span text:style-name="T17">.Name</text:span><text:span text:style-name="T13">,</text:span><text:span text:style-name="T10"> </text:span><text:a xlink:type="simple" xlink:href="http://localhost/phpmyadmin/url.php?url=https://dev.mysql.com/doc/refman/8.0/en/aggregate-functions.html%23function_count" office:target-frame-name="mysql_doc" xlink:show="replace" text:style-name="Internet_20_link" text:visited-style-name="Visited_20_Internet_20_Link"><text:span text:style-name="T7">COUNT</text:span></text:a><text:span text:style-name="T21">(</text:span><text:span text:style-name="T13">p</text:span><text:span text:style-name="T17">.ID</text:span><text:span text:style-name="T21">)</text:span><text:span text:style-name="T10"> </text:span><text:span text:style-name="T8">AS</text:span><text:span text:style-name="T10"> </text:span><text:span text:style-name="T13">post_count</text:span><text:span text:style-name="T10"> </text:span><text:span text:style-name="T8">FROM</text:span><text:span text:style-name="T10"> </text:span><text:span text:style-name="T13">users</text:span><text:span text:style-name="T10"> </text:span><text:span text:style-name="T13">u</text:span><text:span text:style-name="T10"> </text:span><text:span text:style-name="T8">JOIN</text:span><text:span text:style-name="T10"> </text:span><text:span text:style-name="T13">posts</text:span><text:span text:style-name="T10"> </text:span><text:span text:style-name="T13">p</text:span><text:span text:style-name="T10"> </text:span><text:span text:style-name="T8">ON</text:span><text:span text:style-name="T10"> </text:span><text:span text:style-name="T13">u</text:span><text:span text:style-name="T17">.ID</text:span><text:span text:style-name="T10"> </text:span><text:span text:style-name="T16">=</text:span><text:span text:style-name="T10"> </text:span><text:span text:style-name="T13">p</text:span><text:span text:style-name="T17">.userid</text:span><text:span text:style-name="T10"> </text:span><text:span text:style-name="T8">GROUP</text:span><text:span text:style-name="T10"> </text:span><text:span text:style-name="T8">BY</text:span><text:span text:style-name="T10"> </text:span><text:span text:style-name="T13">u</text:span><text:span text:style-name="T17">.ID</text:span><text:span text:style-name="T13">,</text:span><text:span text:style-name="T10"> </text:span><text:span text:style-name="T13">u</text:span><text:span text:style-name="T17">.Name</text:span><text:span text:style-name="T10"> </text:span><text:span text:style-name="T8">HAVING</text:span><text:span text:style-name="T10"> </text:span><text:a xlink:type="simple" xlink:href="http://localhost/phpmyadmin/url.php?url=https://dev.mysql.com/doc/refman/8.0/en/aggregate-functions.html%23function_count" office:target-frame-name="mysql_doc" xlink:show="replace" text:style-name="Internet_20_link" text:visited-style-name="Visited_20_Internet_20_Link"><text:span text:style-name="T7">COUNT</text:span></text:a><text:span text:style-name="T21">(</text:span><text:span text:style-name="T13">p</text:span><text:span text:style-name="T17">.ID</text:span><text:span text:style-name="T21">)</text:span><text:span text:style-name="T10"> </text:span><text:span text:style-name="T16">=</text:span><text:span text:style-name="T10"> </text:span><text:span text:style-name="T21">(</text:span><text:span text:style-name="T10"> 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7">SELECT</text:span></text:a><text:span text:style-name="T10"> </text:span><text:a xlink:type="simple" xlink:href="http://localhost/phpmyadmin/url.php?url=https://dev.mysql.com/doc/refman/8.0/en/aggregate-functions.html%23function_max" office:target-frame-name="mysql_doc" xlink:show="replace" text:style-name="Internet_20_link" text:visited-style-name="Visited_20_Internet_20_Link"><text:span text:style-name="T7">MAX</text:span></text:a><text:span text:style-name="T21">(</text:span><text:span text:style-name="T13">post_count</text:span><text:span text:style-name="T21">)</text:span><text:span text:style-name="T10"> </text:span><text:span text:style-name="T8">FROM</text:span><text:span text:style-name="T10"> </text:span><text:span text:style-name="T21">(</text:span><text:span text:style-name="T10"> 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7">SELECT</text:span></text:a><text:span text:style-name="T10"> </text:span><text:a xlink:type="simple" xlink:href="http://localhost/phpmyadmin/url.php?url=https://dev.mysql.com/doc/refman/8.0/en/aggregate-functions.html%23function_count" office:target-frame-name="mysql_doc" xlink:show="replace" text:style-name="Internet_20_link" text:visited-style-name="Visited_20_Internet_20_Link"><text:span text:style-name="T7">COUNT</text:span></text:a><text:span text:style-name="T21">(</text:span><text:span text:style-name="T16">*</text:span><text:span text:style-name="T21">)</text:span><text:span text:style-name="T10"> </text:span><text:span text:style-name="T8">AS</text:span><text:span text:style-name="T10"> </text:span><text:span text:style-name="T13">post_count</text:span><text:span text:style-name="T10"> </text:span><text:span text:style-name="T8">FROM</text:span><text:span text:style-name="T10"> </text:span><text:span text:style-name="T13">posts</text:span><text:span text:style-name="T10"> </text:span><text:span text:style-name="T8">GROUP</text:span><text:span text:style-name="T10"> </text:span><text:span text:style-name="T8">BY</text:span><text:span text:style-name="T10"> </text:span><text:span text:style-name="T13">userid</text:span><text:span text:style-name="T10"> </text:span><text:span text:style-name="T21">)</text:span><text:span text:style-name="T10"> </text:span><text:span text:style-name="T8">AS</text:span><text:span text:style-name="T10"> </text:span><text:span text:style-name="T13">counts</text:span><text:span text:style-name="T10"> </text:span><text:span text:style-name="T21">)</text:span><text:span text:style-name="T13">;</text:span></text:p>
        </text:list-item>
      </text:list>
      <text:p text:style-name="P2"><text:span text:style-name="Strong_20_Emphasis"><text:span text:style-name="T20">Task 13: Data Modification</text:span></text:span></text:p>
      <text:list xml:id="list2318799086" text:style-name="L13">
        <text:list-item>
          <text:p text:style-name="P46">Write a query to update the name of a specific use<text:span text:style-name="T39">r</text:span></text:p>
          <text:p text:style-name="P53"><text:span text:style-name="T20"><text:s/></text:span><text:a xlink:type="simple" xlink:href="http://localhost/phpmyadmin/url.php?url=https://dev.mysql.com/doc/refman/8.0/en/update.html" office:target-frame-name="mysql_doc" xlink:show="replace" text:style-name="Internet_20_link" text:visited-style-name="Visited_20_Internet_20_Link"><text:span text:style-name="T7">UPDATE</text:span></text:a><text:span text:style-name="T10"> </text:span><text:span text:style-name="T17">`users`</text:span><text:span text:style-name="T10"> </text:span><text:a xlink:type="simple" xlink:href="http://localhost/phpmyadmin/url.php?url=https://dev.mysql.com/doc/refman/8.0/en/set.html" office:target-frame-name="mysql_doc" xlink:show="replace" text:style-name="Internet_20_link" text:visited-style-name="Visited_20_Internet_20_Link"><text:span text:style-name="T7">SET</text:span></text:a><text:span text:style-name="T10"> </text:span><text:span text:style-name="T13">Name</text:span><text:span text:style-name="T16">=</text:span><text:span text:style-name="T19">"rajesh"</text:span><text:span text:style-name="T10"> </text:span><text:span text:style-name="T8">WHERE</text:span><text:span text:style-name="T10"> </text:span><text:span text:style-name="T13">name</text:span><text:span text:style-name="T16">=</text:span><text:span text:style-name="T19">"raj"</text:span><text:span text:style-name="T13">;</text:span></text:p>
          <text:p text:style-name="P53"><text:span text:style-name="T13"/></text:p>
        </text:list-item>
        <text:list-item>
          <text:p text:style-name="P47">Write a query to delete all posts for a specific user.</text:p>
          <text:p text:style-name="P54"><text:span text:style-name="T20"><text:s/></text:span><text:a xlink:type="simple" xlink:href="http://localhost/phpmyadmin/url.php?url=https://dev.mysql.com/doc/refman/8.0/en/delete.html" office:target-frame-name="mysql_doc" xlink:show="replace" text:style-name="Internet_20_link" text:visited-style-name="Visited_20_Internet_20_Link"><text:span text:style-name="T7">DELETE</text:span></text:a><text:span text:style-name="T10"> </text:span><text:span text:style-name="T8">FROM</text:span><text:span text:style-name="T10"> </text:span><text:span text:style-name="T13">posts</text:span><text:span text:style-name="T10"> </text:span><text:span text:style-name="T8">WHERE</text:span><text:span text:style-name="T10"> </text:span><text:span text:style-name="T13">userid</text:span><text:span text:style-name="T16">=</text:span><text:span text:style-name="T18">3</text:span><text:span text:style-name="T13">;</text:span></text:p>
        </text:list-item>
      </text:list>
      <text:p text:style-name="P2"><text:span text:style-name="Strong_20_Emphasis"><text:span text:style-name="T20">Task 14: Data Validation and Integrity</text:span></text:span></text:p>
      <text:list xml:id="list1388315947" text:style-name="L14">
        <text:list-item>
          <text:p text:style-name="P48">Add a foreign key constraint to the "posts" table that references the "users" table, ensuring referential integrity.</text:p>
          <text:p text:style-name="P55"><text:span text:style-name="T20"><text:s/></text:span><text:a xlink:type="simple" xlink:href="http://localhost/phpmyadmin/url.php?url=https://dev.mysql.com/doc/refman/8.0/en/alter-table.html" office:target-frame-name="mysql_doc" xlink:show="replace" text:style-name="Internet_20_link" text:visited-style-name="Visited_20_Internet_20_Link"><text:span text:style-name="T7">ALTER</text:span></text:a><text:span text:style-name="T10"> </text:span><text:a xlink:type="simple" xlink:href="http://localhost/phpmyadmin/url.php?url=https://dev.mysql.com/doc/refman/8.0/en/alter-table.html" office:target-frame-name="mysql_doc" xlink:show="replace" text:style-name="Internet_20_link" text:visited-style-name="Visited_20_Internet_20_Link"><text:span text:style-name="T7">TABLE</text:span></text:a><text:span text:style-name="T10"> </text:span><text:span text:style-name="T13">posts</text:span><text:span text:style-name="T10"> </text:span><text:span text:style-name="T8">ADD</text:span><text:span text:style-name="T10"> </text:span><text:span text:style-name="T8">CONSTRAINT</text:span><text:span text:style-name="T10"> </text:span><text:span text:style-name="T8">FOREIGN</text:span><text:span text:style-name="T10"> </text:span><text:span text:style-name="T8">KEY</text:span><text:span text:style-name="T21">(</text:span><text:span text:style-name="T13">sid</text:span><text:span text:style-name="T21">)</text:span><text:span text:style-name="T10"> </text:span><text:span text:style-name="T8">REFERENCES</text:span><text:span text:style-name="T10"> </text:span><text:span text:style-name="T13">users</text:span><text:span text:style-name="T21">(</text:span><text:span text:style-name="T13">id</text:span><text:span text:style-name="T21">)</text:span><text:span text:style-name="T13">;</text:span></text:p>
        </text:list-item>
        <text:list-item>
          <text:p text:style-name="P49">Attempt to insert a post with a non-existing user ID and verify that the constraint prevents the insertion.</text:p>
        </text:list-item>
      </text:list>
      <text:p text:style-name="P2"><text:span text:style-name="Strong_20_Emphasis"><text:span text:style-name="T20">Task 15: Eager Loading</text:span></text:span></text:p>
      <text:p text:style-name="P50">Write a query to retrieve all users along with their associated posts in a single query.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7">SELECT</text:span></text:a><text:span text:style-name="T13"> u</text:span><text:span text:style-name="T17">.ID</text:span><text:span text:style-name="T13">, u</text:span><text:span text:style-name="T17">.Name</text:span><text:span text:style-name="T13">, u</text:span><text:span text:style-name="T17">.Email</text:span><text:span text:style-name="T13">, p</text:span><text:span text:style-name="T17">.ID</text:span><text:span text:style-name="T13"> </text:span><text:span text:style-name="T8">AS</text:span><text:span text:style-name="T13"> PostID, p</text:span><text:span text:style-name="T17">.Title</text:span><text:span text:style-name="T13">, p</text:span><text:span text:style-name="T17">.Content</text:span><text:span text:style-name="T13"> </text:span><text:span text:style-name="T8">FROM</text:span><text:span text:style-name="T13"> users u 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T7">LEFT</text:span></text:a><text:span text:style-name="T13"> </text:span><text:span text:style-name="T8">JOIN</text:span><text:span text:style-name="T13"> posts p </text:span><text:span text:style-name="T8">ON</text:span><text:span text:style-name="T13"> u</text:span><text:span text:style-name="T17">.ID</text:span><text:span text:style-name="T13"> </text:span><text:span text:style-name="T16">=</text:span><text:span text:style-name="T13"> p</text:span><text:span text:style-name="T17">.userid</text:span><text:span text:style-name="T13"> </text:span><text:span text:style-name="T8">ORDER</text:span><text:span text:style-name="T13"> </text:span><text:span text:style-name="T8">BY</text:span><text:span text:style-name="T13"> u</text:span><text:span text:style-name="T17">.ID</text:span><text:span text:style-name="T13">, p</text:span><text:span text:style-name="T17">.ID</text:span><text:span text:style-name="T13">;</text:span><text:span text:style-name="T20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" svg:font-family="'IBM Plex Sans', Robo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 fo:orphans="2" fo:widows="2"/>
      <style:text-properties fo:font-variant="normal" fo:text-transform="none" fo:color="#5d6b79" loext:opacity="100%" style:font-name="IBM Plex Sans" fo:font-family="'IBM Plex Sans', Roboto, sans-serif" fo:font-size="11.25pt" fo:letter-spacing="normal" fo:font-style="normal" fo:font-weight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2:56:15.237624968</meta:creation-date>
    <dc:date>2024-07-01T16:15:51.552895233</dc:date>
    <meta:editing-duration>PT6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06" meta:word-count="950" meta:character-count="5701" meta:non-whitespace-character-count="4838"/>
  </office:meta>
</office:document-meta>
</file>